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35cm" fo:min-width="0.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ffffff" draw:marker-start-width="0.252cm" draw:marker-end-width="0.252cm" draw:fill="none" draw:fill-color="#ffffff" fo:min-height="0.949cm"/>
    </style:style>
    <style:style style:name="gr3" style:family="graphic" style:parent-style-name="standard">
      <style:graphic-properties draw:stroke="none" svg:stroke-width="0.035cm" svg:stroke-color="#ffffff" draw:marker-start-width="0.252cm" draw:marker-end-width="0.252cm" draw:fill="none" draw:fill-color="#ffffff" fo:min-height="1.023cm"/>
    </style:style>
    <style:style style:name="gr4" style:family="graphic" style:parent-style-name="standard">
      <style:graphic-properties draw:stroke="none" svg:stroke-width="0.035cm" svg:stroke-color="#ffffff" draw:marker-start-width="0.252cm" draw:marker-end-width="0.252cm" draw:fill="none" draw:fill-color="#ffffff" fo:min-height="0.722cm"/>
    </style:style>
    <style:style style:name="gr5" style:family="graphic" style:parent-style-name="standard">
      <style:graphic-properties draw:stroke="none" svg:stroke-width="0.035cm" svg:stroke-color="#ffffff" draw:marker-start-width="0.252cm" draw:marker-end-width="0.252cm" draw:fill="none" draw:fill-color="#ffffff" fo:min-height="0.475cm"/>
    </style:style>
    <style:style style:name="gr6" style:family="graphic" style:parent-style-name="standard">
      <style:graphic-properties draw:stroke="none" svg:stroke-width="0.035cm" svg:stroke-color="#ffffff" draw:marker-start-width="0.252cm" draw:marker-end-width="0.252cm" draw:fill="none" draw:textarea-horizontal-align="justify" draw:textarea-vertical-align="middle" draw:auto-grow-height="false" fo:min-height="0.35cm" fo:min-width="0.6cm"/>
    </style:style>
    <style:style style:name="gr7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35cm" fo:min-width="1.3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ffffff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fo:color="#ffffff" fo:font-size="12pt"/>
    </style:style>
    <style:style style:name="P2" style:family="paragraph">
      <style:paragraph-properties fo:text-align="end"/>
      <style:text-properties fo:color="#ffffff" fo:font-size="12pt"/>
    </style:style>
    <style:style style:name="P3" style:family="paragraph">
      <loext:graphic-properties draw:fill="none" draw:fill-color="#ffffff"/>
      <style:paragraph-properties fo:text-align="end"/>
      <style:text-properties fo:color="#ffffff" fo:font-size="12pt" style:font-size-asian="15pt" style:font-size-complex="15pt"/>
    </style:style>
    <style:style style:name="P4" style:family="paragraph">
      <style:paragraph-properties fo:text-align="end"/>
      <style:text-properties fo:color="#ffffff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end"/>
      <style:text-properties fo:color="#ffffff" fo:font-size="12pt" style:font-size-asian="12pt" style:font-size-complex="12pt"/>
    </style:style>
    <style:style style:name="P6" style:family="paragraph">
      <style:paragraph-properties fo:text-align="center"/>
      <style:text-properties fo:color="#ffffff" fo:font-size="12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2pt" fo:font-style="normal" style:font-style-asian="normal" style:font-style-complex="normal"/>
    </style:style>
    <style:style style:name="P8" style:family="paragraph">
      <loext:graphic-properties draw:fill="none"/>
      <style:paragraph-properties fo:text-align="center"/>
      <style:text-properties fo:color="#ffffff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tyle="normal" style:font-size-asian="12pt" style:font-style-asian="normal" style:font-size-complex="12pt" style:font-style-complex="normal"/>
    </style:style>
    <style:style style:name="T3" style:family="text">
      <style:text-properties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.1cm" svg:height="0.6cm" svg:x="2.2cm" svg:y="0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cm" svg:height="1.199cm" svg:x="0cm" svg:y="0.427cm">
          <draw:text-box>
            <text:p text:style-name="P2"><text:span text:style-name="T1">row</text:span></text:p>
            <text:p text:style-name="P2"><text:span text:style-name="T1">pointers</text:span></text:p>
          </draw:text-box>
        </draw:frame>
        <draw:frame draw:style-name="gr3" draw:text-style-name="P5" draw:layer="layout" svg:width="2.1cm" svg:height="1.273cm" svg:x="0.1cm" svg:y="2.227cm">
          <draw:text-box>
            <text:p text:style-name="P4"><text:span text:style-name="T1">column</text:span></text:p>
            <text:p text:style-name="P4"><text:span text:style-name="T1">indices</text:span></text:p>
          </draw:text-box>
        </draw:frame>
        <draw:frame draw:style-name="gr4" draw:text-style-name="P3" draw:layer="layout" svg:width="1.7cm" svg:height="0.972cm" svg:x="0.5cm" svg:y="3.628cm">
          <draw:text-box>
            <text:p text:style-name="P2"><text:span text:style-name="T1">data</text:span></text:p>
          </draw:text-box>
        </draw:frame>
        <draw:frame draw:style-name="gr5" draw:text-style-name="P7" draw:layer="layout" svg:width="1.1cm" svg:height="0.725cm" svg:x="2.2cm" svg:y="0.001cm">
          <draw:text-box>
            <text:p text:style-name="P6"><text:span text:style-name="T2">0</text:span></text:p>
          </draw:text-box>
        </draw:frame>
        <draw:custom-shape draw:style-name="gr1" draw:text-style-name="P1" xml:id="id5" draw:id="id5" draw:layer="layout" svg:width="1.1cm" svg:height="0.6cm" svg:x="5.3cm" svg:y="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cm" svg:height="0.6cm" svg:x="6.4cm" svg:y="0.7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0.6cm" svg:x="7.5cm" svg:y="0.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1cm" svg:height="0.725cm" svg:x="7.5cm" svg:y="0.002cm">
          <draw:text-box>
            <text:p text:style-name="P6"><text:span text:style-name="T2">n</text:span></text:p>
          </draw:text-box>
        </draw:frame>
        <draw:custom-shape draw:style-name="gr6" draw:text-style-name="P8" draw:layer="layout" svg:width="1.1cm" svg:height="0.6cm" svg:x="3.3cm" svg:y="0.7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1cm" svg:height="0.725cm" svg:x="5.3cm" svg:y="0.002cm">
          <draw:text-box>
            <text:p text:style-name="P6"><text:span text:style-name="T2">i+1</text:span></text:p>
          </draw:text-box>
        </draw:frame>
        <draw:custom-shape draw:style-name="gr1" draw:text-style-name="P1" xml:id="id3" draw:id="id3" draw:layer="layout" svg:width="1.1cm" svg:height="0.6cm" svg:x="4.2cm" svg:y="0.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1cm" svg:height="0.725cm" svg:x="4.2cm" svg:y="0.003cm">
          <draw:text-box>
            <text:p text:style-name="P6"><text:span text:style-name="T2">i</text:span></text:p>
          </draw:text-box>
        </draw:frame>
        <draw:custom-shape draw:style-name="gr1" draw:text-style-name="P1" xml:id="id2" draw:id="id2" draw:layer="layout" svg:width="1.1cm" svg:height="0.6cm" svg:x="2.2cm" svg:y="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9" draw:id="id9" draw:layer="layout" svg:width="1.8cm" svg:height="0.6cm" svg:x="5.3cm" svg:y="2.6cm">
          <text:p text:style-name="P6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1.1cm" svg:height="0.6cm" svg:x="7.3cm" svg:y="2.6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0.6cm" svg:x="8.4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cm" svg:height="0.6cm" svg:x="3.3cm" svg:y="2.6cm"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1cm" svg:height="0.6cm" svg:x="4.2cm" svg:y="2.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75cm" svg:y1="1.3cm" svg:x2="2.75cm" svg:y2="2.6cm" draw:start-shape="id1" draw:start-glue-point="2" draw:end-shape="id2" draw:end-glue-point="0" svg:d="M2750 1300v1300" svg:viewBox="0 0 1 1301">
          <text:p/>
        </draw:connector>
        <draw:connector draw:style-name="gr8" draw:text-style-name="P1" draw:layer="layout" svg:x1="4.75cm" svg:y1="1.3cm" svg:x2="4.75cm" svg:y2="2.6cm" draw:start-shape="id3" draw:start-glue-point="2" draw:end-shape="id4" draw:end-glue-point="0" svg:d="M4750 1300v1300" svg:viewBox="0 0 1 1301">
          <text:p/>
        </draw:connector>
        <draw:connector draw:style-name="gr8" draw:text-style-name="P1" draw:layer="layout" svg:x1="5.85cm" svg:y1="1.3cm" svg:x2="7.85cm" svg:y2="2.6cm" draw:start-shape="id5" draw:start-glue-point="2" draw:end-shape="id6" svg:d="M5850 1300v659h2000v641" svg:viewBox="0 0 2001 1301">
          <text:p/>
        </draw:connector>
        <draw:custom-shape draw:style-name="gr1" draw:text-style-name="P1" xml:id="id7" draw:id="id7" draw:layer="layout" svg:width="1.1cm" svg:height="0.6cm" svg:x="2.2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10" draw:id="id10" draw:layer="layout" svg:width="1.8cm" svg:height="0.6cm" svg:x="5.3cm" svg:y="3.7cm">
          <text:p text:style-name="P6"><text:span text:style-name="T1">A[i, 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1cm" svg:height="0.6cm" svg:x="7.3cm" svg:y="3.7cm">
          <text:p text:style-name="P6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cm" svg:height="0.6cm" svg:x="8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1cm" svg:height="0.6cm" svg:x="3.3cm" svg:y="3.7cm">
          <text:p text:style-name="P6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1cm" svg:height="0.6cm" svg:x="4.2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" svg:x1="2.75cm" svg:y1="3.2cm" svg:x2="2.75cm" svg:y2="3.7cm" draw:start-shape="id2" draw:start-glue-point="2" draw:end-shape="id7" draw:end-glue-point="0" svg:d="M2750 3200v500" svg:viewBox="0 0 1 501">
          <text:p/>
        </draw:connector>
        <draw:connector draw:style-name="gr9" draw:text-style-name="P1" draw:layer="layout" draw:type="line" svg:x1="4.75cm" svg:y1="3.2cm" svg:x2="4.75cm" svg:y2="3.7cm" draw:start-shape="id4" draw:start-glue-point="2" draw:end-shape="id8" draw:end-glue-point="0" svg:d="M4750 3200v500" svg:viewBox="0 0 1 501">
          <text:p/>
        </draw:connector>
        <draw:connector draw:style-name="gr9" draw:text-style-name="P1" draw:layer="layout" draw:type="line" svg:x1="6.2cm" svg:y1="3.2cm" svg:x2="6.2cm" svg:y2="3.7cm" draw:start-shape="id9" draw:start-glue-point="2" draw:end-shape="id10" svg:d="M6200 3200v500" svg:viewBox="0 0 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4.6cm" style:print-orientation="portrait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1-01T23:48:02.980716313</dc:date>
    <meta:editing-duration>PT27M23S</meta:editing-duration>
    <meta:editing-cycles>13</meta:editing-cycles>
    <meta:generator>LibreOffice/5.4.4.2$Linux_X86_64 LibreOffice_project/40m0$Build-2</meta:generator>
    <meta:document-statistic meta:object-count="31"/>
  </office:meta>
</office:document-meta>
</file>